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876" officeooo:paragraph-rsid="00184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main document in the LibreOffice all on Raspberry P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00:01:25.417053045</meta:creation-date>
    <dc:date>2021-11-19T00:08:04.079862349</dc:date>
    <meta:editing-duration>PT6M54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1" meta:word-count="10" meta:character-count="58" meta:non-whitespace-character-count="49"/>
  </office:meta>
</office:document-meta>
</file>